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62329" officeooo:paragraph-rsid="00362329"/>
    </style:style>
    <style:style style:name="P30" style:family="paragraph" style:parent-style-name="Standard">
      <style:text-properties officeooo:rsid="00379803" officeooo:paragraph-rsid="00379803"/>
    </style:style>
    <style:style style:name="P31" style:family="paragraph" style:parent-style-name="Standard">
      <style:text-properties officeooo:rsid="00385b1a" officeooo:paragraph-rsid="00385b1a"/>
    </style:style>
    <style:style style:name="P32" style:family="paragraph" style:parent-style-name="Standard">
      <style:text-properties officeooo:rsid="003864ae" officeooo:paragraph-rsid="003864ae"/>
    </style:style>
    <style:style style:name="P33" style:family="paragraph" style:parent-style-name="Standard">
      <style:text-properties officeooo:rsid="00396d2d" officeooo:paragraph-rsid="00396d2d"/>
    </style:style>
    <style:style style:name="P34" style:family="paragraph" style:parent-style-name="Standard">
      <style:text-properties officeooo:rsid="0039814f" officeooo:paragraph-rsid="0039814f"/>
    </style:style>
    <style:style style:name="P35" style:family="paragraph" style:parent-style-name="Standard">
      <style:text-properties officeooo:rsid="003c34b3" officeooo:paragraph-rsid="003c34b3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37" style:family="paragraph" style:parent-style-name="Text_20_body">
      <style:text-properties officeooo:rsid="0039cb0d" officeooo:paragraph-rsid="0039cb0d"/>
    </style:style>
    <style:style style:name="P38" style:family="paragraph" style:parent-style-name="Text_20_body">
      <style:text-properties officeooo:rsid="003bb48d" officeooo:paragraph-rsid="003bb48d"/>
    </style:style>
    <style:style style:name="P39" style:family="paragraph" style:parent-style-name="Text_20_body">
      <style:text-properties officeooo:rsid="003d727f" officeooo:paragraph-rsid="003d727f"/>
    </style:style>
    <style:style style:name="P40" style:family="paragraph" style:parent-style-name="Standard" style:list-style-name="L1">
      <style:text-properties officeooo:rsid="0018c1a0" officeooo:paragraph-rsid="0018c1a0"/>
    </style:style>
    <style:style style:name="P41" style:family="paragraph" style:parent-style-name="Standard" style:list-style-name="L2">
      <style:text-properties officeooo:rsid="0018c1a0" officeooo:paragraph-rsid="0018c1a0"/>
    </style:style>
    <style:style style:name="P42" style:family="paragraph" style:parent-style-name="Standard" style:list-style-name="L3">
      <style:text-properties officeooo:rsid="001929b4" officeooo:paragraph-rsid="001929b4"/>
    </style:style>
    <style:style style:name="P43" style:family="paragraph" style:parent-style-name="Standard" style:list-style-name="L4">
      <style:text-properties officeooo:rsid="001929b4" officeooo:paragraph-rsid="001929b4"/>
    </style:style>
    <style:style style:name="P44" style:family="paragraph" style:parent-style-name="Standard" style:list-style-name="L6">
      <style:text-properties officeooo:rsid="001929b4" officeooo:paragraph-rsid="001929b4"/>
    </style:style>
    <style:style style:name="P45" style:family="paragraph" style:parent-style-name="Standard" style:list-style-name="L3">
      <style:text-properties officeooo:rsid="0019968d" officeooo:paragraph-rsid="0019968d"/>
    </style:style>
    <style:style style:name="P46" style:family="paragraph" style:parent-style-name="Standard" style:list-style-name="L4">
      <style:text-properties officeooo:rsid="0019968d" officeooo:paragraph-rsid="0019968d"/>
    </style:style>
    <style:style style:name="P47" style:family="paragraph" style:parent-style-name="Standard" style:list-style-name="L5">
      <style:text-properties officeooo:rsid="0019968d" officeooo:paragraph-rsid="0019968d"/>
    </style:style>
    <style:style style:name="P48" style:family="paragraph" style:parent-style-name="Standard" style:list-style-name="L6">
      <style:text-properties officeooo:rsid="001b38f4" officeooo:paragraph-rsid="001b38f4"/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P38">Christian storage</text:p>
      <text:p text:style-name="P38">ipod beschaffen</text:p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256_847739940" text:style-name="Index_20_Link" text:visited-style-name="Index_20_Link">Swift Developer Links<text:tab/>1</text:a></text:p>
          <text:p text:style-name="P50"><text:a xlink:type="simple" xlink:href="#__RefHeading__258_847739940" text:style-name="Index_20_Link" text:visited-style-name="Index_20_Link">Code with Chris + Layouts<text:tab/>1</text:a></text:p>
          <text:p text:style-name="P50"><text:a xlink:type="simple" xlink:href="#__RefHeading__856_235642581" text:style-name="Index_20_Link" text:visited-style-name="Index_20_Link">Grundlagen<text:tab/>1</text:a></text:p>
          <text:p text:style-name="P50"><text:a xlink:type="simple" xlink:href="#__RefHeading__260_847739940" text:style-name="Index_20_Link" text:visited-style-name="Index_20_Link">NavigationController<text:tab/>1</text:a></text:p>
          <text:p text:style-name="P50"><text:a xlink:type="simple" xlink:href="#__RefHeading__858_235642581" text:style-name="Index_20_Link" text:visited-style-name="Index_20_Link">Main View<text:tab/>1</text:a></text:p>
          <text:p text:style-name="P50"><text:a xlink:type="simple" xlink:href="#__RefHeading__262_847739940" text:style-name="Index_20_Link" text:visited-style-name="Index_20_Link">Webview<text:tab/>2</text:a></text:p>
          <text:p text:style-name="P50"><text:a xlink:type="simple" xlink:href="#__RefHeading__860_235642581" text:style-name="Index_20_Link" text:visited-style-name="Index_20_Link">TableView<text:tab/>2</text:a></text:p>
          <text:p text:style-name="P50"><text:a xlink:type="simple" xlink:href="#__RefHeading__862_235642581" text:style-name="Index_20_Link" text:visited-style-name="Index_20_Link">RSS Reader<text:tab/>2</text:a></text:p>
          <text:p text:style-name="P50"><text:a xlink:type="simple" xlink:href="#__RefHeading__864_235642581" text:style-name="Index_20_Link" text:visited-style-name="Index_20_Link">JSON<text:tab/>2</text:a></text:p>
          <text:p text:style-name="P50"><text:a xlink:type="simple" xlink:href="#__RefHeading__866_235642581" text:style-name="Index_20_Link" text:visited-style-name="Index_20_Link">Refresh onPull (UIRefreshControl)<text:tab/>2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51" text:outline-level="3"><text:bookmark-start text:name="__RefHeading__856_235642581"/>Grundlagen<text:bookmark-end text:name="__RefHeading__856_235642581"/></text:h>
      <text:p text:style-name="P37"><text:a xlink:type="simple" xlink:href="http://ios-blog.co.uk/featured-posts/introduction-to-swift-programming-for-beginners/">http://ios-blog.co.uk/featured-posts/introduction-to-swift-programming-for-beginners/</text:a></text:p>
      <text:p text:style-name="P37"><text:a xlink:type="simple" xlink:href="http://ios-blog.co.uk/tutorials/developing-ios-apps-using-swift-part-1/">http://ios-blog.co.uk/tutorials/developing-ios-apps-using-swift-part-1/</text:a></text:p>
      <text:p text:style-name="P37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7"><text:a xlink:type="simple" xlink:href="http://ios-blog.co.uk/tutorials/developing-ios8-apps-using-swift-part-3-best-practices/">http://ios-blog.co.uk/tutorials/developing-ios8-apps-using-swift-part-3-best-practices/</text:a></text:p>
      <text:p text:style-name="P37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39">Itunes</text:p>
      <text:p text:style-name="P39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9">Other</text:p>
      <text:p text:style-name="P31"><text:a xlink:type="simple" xlink:href="https://github.com/SwiftyJSON/SwiftyJSON#integration">https://github.com/SwiftyJSON/SwiftyJSON#integration</text:a></text:p>
      <text:p text:style-name="P32"><text:a xlink:type="simple" xlink:href="http://blog.jeffdouglas.com/2014/08/25/parsing-json-apis-with-swiftjson/">http://blog.jeffdouglas.com/2014/08/25/parsing-json-apis-with-swiftjson/</text:a></text:p>
      <text:p text:style-name="P30"><text:a xlink:type="simple" xlink:href="http://www.binpress.com/tutorial/swiftyjson-how-to-handle-json-in-swift/111">http://www.binpress.com/tutorial/swiftyjson-how-to-handle-json-in-swift/111</text:a></text:p>
      <text:p text:style-name="P30"/>
      <text:p text:style-name="P35">via http</text:p>
      <text:p text:style-name="P34"><text:a xlink:type="simple" xlink:href="http://www.raywenderlich.com/85080/beginning-alamofire-tutorial">http://www.raywenderlich.com/85080/beginning-alamofire-tutorial</text:a></text:p>
      <text:p text:style-name="P34"/>
      <text:h text:style-name="Heading_20_3" text:outline-level="3"><text:bookmark-start text:name="__RefHeading__866_235642581"/>Refresh onPull (UIRefreshControl)<text:bookmark-end text:name="__RefHeading__866_235642581"/></text:h>
      <text:p text:style-name="P35"><text:a xlink:type="simple" xlink:href="http://www.jackrabbitmobile.com/design/ios-custom-pull-to-refresh-control/">http://www.jackrabbitmobile.com/design/ios-custom-pull-to-refresh-control/</text:a></text:p>
      <text:p text:style-name="P35"/>
      <text:p text:style-name="P34"/>
      <text:p text:style-name="P29">TMP</text:p>
      <text:p text:style-name="P29">2015-02-13</text:p>
      <text:p text:style-name="P33"><text:a xlink:type="simple" xlink:href="http://makeapppie.com/tag/downcasting-anyobject/">http://makeapppie.com/tag/downcasting-anyobject/</text:a></text:p>
      <text:p text:style-name="P33"/>
      <text:p text:style-name="P29"><text:a xlink:type="simple" xlink:href="http://xml-rss.de/xml-rss-feed-mit-php/xml-rss-feed-mit-php-und-dom-erstellen.htm">http://xml-rss.de/xml-rss-feed-mit-php/xml-rss-feed-mit-php-und-dom-erstellen.htm</text:a></text:p>
      <text:p text:style-name="P29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29"><text:a xlink:type="simple" xlink:href="http://www.antary.de/2014/11/12/beitragsbilder-im-wordpress-rss-feed-einbinden/">http://www.antary.de/2014/11/12/beitragsbilder-im-wordpress-rss-feed-einbinden/</text:a> (WP)</text:p>
      <text:p text:style-name="P29"><text:a xlink:type="simple" xlink:href="http://www.bib.uni-mannheim.de/bereichsauslastung/index.php?json">http://www.bib.uni-mannheim.de/bereichsauslastung/index.php?json</text:a></text:p>
      <text:p text:style-name="P29"><text:a xlink:type="simple" xlink:href="http://date.jsontest.com/">http://date.jsontest.com</text:a></text:p>
      <text:p text:style-name="P29"><text:a xlink:type="simple" xlink:href="http://www.bytearray.org/?p=5517">http://www.bytearray.org/?p=5517</text:a></text:p>
      <text:p text:style-name="P29"><text:a xlink:type="simple" xlink:href="http://stackoverflow.com/questions/24065536/downloading-and-parsing-json-in-swift">http://stackoverflow.com/questions/24065536/downloading-and-parsing-json-in-swift</text:a></text:p>
      <text:p text:style-name="P29"><text:soft-page-break/><text:a xlink:type="simple" xlink:href="http://www.freeformatter.com/json-validator.html">http://www.freeformatter.com/json-validator.html</text:a></text:p>
      <text:p text:style-name="P29"><text:a xlink:type="simple" xlink:href="http://www.ioscreator.com/tutorials/json-parsing-tutorial-ios8-swift">http://www.ioscreator.com/tutorials/json-parsing-tutorial-ios8-swift</text:a></text:p>
      <text:p text:style-name="P29"><text:a xlink:type="simple" xlink:href="http://robots.thoughtbot.com/parsing-embedded-json-and-arrays-in-swift">http://robots.thoughtbot.com/parsing-embedded-json-and-arrays-in-swift</text:a></text:p>
      <text:p text:style-name="P29"/>
      <text:p text:style-name="P26">Useful Things</text:p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26"/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36"/>
      <text:p text:style-name="P10"/>
      <text:p text:style-name="P10">Website</text:p>
      <text:list xml:id="list4894694998637849599" text:style-name="L1">
        <text:list-item>
          <text:p text:style-name="P40"><text:soft-page-break/>Ladebalken einfügen</text:p>
        </text:list-item>
        <text:list-item>
          <text:p text:style-name="P40">Website-Header ausblenden</text:p>
        </text:list-item>
        <text:list-item>
          <text:p text:style-name="P40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3002679964451120649" text:style-name="L2">
        <text:list-item>
          <text:p text:style-name="P41">Ladebalken einfügen</text:p>
        </text:list-item>
        <text:list-item>
          <text:p text:style-name="P41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1527982526365428523" text:style-name="L3">
        <text:list-item>
          <text:p text:style-name="P42">Ladebalken einfügen</text:p>
        </text:list-item>
        <text:list-item>
          <text:p text:style-name="P45">Ansicht der Listenelemente verbessern, sinnvolle Aktion wählen</text:p>
        </text:list-item>
        <text:list-item>
          <text:p text:style-name="P45">Voransicht oder Detailansicht</text:p>
        </text:list-item>
        <text:list-item>
          <text:p text:style-name="P45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5762619921940502781" text:style-name="L4">
        <text:list-item>
          <text:p text:style-name="P43">Ladebalken einfügen</text:p>
        </text:list-item>
        <text:list-item>
          <text:p text:style-name="P46">bisher statisch, Funktionen implementieren</text:p>
        </text:list-item>
      </text:list>
      <text:p text:style-name="P12"/>
      <text:p text:style-name="P11">Einstellungen</text:p>
      <text:list xml:id="list4537973761426737085" text:style-name="L5">
        <text:list-item>
          <text:p text:style-name="P47">fehlt noch</text:p>
        </text:list-item>
      </text:list>
      <text:p text:style-name="P12"/>
      <text:p text:style-name="P11">Allgemein</text:p>
      <text:list xml:id="list4687204934055837025" text:style-name="L6">
        <text:list-item>
          <text:p text:style-name="P44"><text:span text:style-name="T4">Methoden zur </text:span>Netzwerkprüfung, -<text:span text:style-name="T4">verfügbarkeit</text:span></text:p>
        </text:list-item>
        <text:list-item>
          <text:p text:style-name="P48">Logo in Kopfzeile</text:p>
        </text:list-item>
        <text:list-item>
          <text:p text:style-name="P48">Button für Einstellungen in Kopfzeile</text:p>
        </text:list-item>
        <text:list-item>
          <text:p text:style-name="P48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18T11:58:34.882542000</dc:date>
    <meta:editing-duration>P3DT1H47M31S</meta:editing-duration>
    <meta:editing-cycles>52</meta:editing-cycles>
    <meta:generator>LibreOffice/4.2.8.2$MacOSX_x86 LibreOffice_project/48d50dbfc06349262c9d50868e5c1f630a573ebd</meta:generator>
    <meta:document-statistic meta:table-count="0" meta:image-count="0" meta:object-count="0" meta:page-count="4" meta:paragraph-count="115" meta:word-count="254" meta:character-count="4694" meta:non-whitespace-character-count="4565"/>
  </office:meta>
</office:document-meta>
</file>